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d2fff" officeooo:paragraph-rsid="000d2fff"/>
    </style:style>
    <style:style style:name="P2" style:family="paragraph" style:parent-style-name="Text_20_body">
      <style:text-properties officeooo:rsid="000d2fff" officeooo:paragraph-rsid="000d2fff"/>
    </style:style>
    <style:style style:name="P3" style:family="paragraph" style:parent-style-name="Text_20_body">
      <style:paragraph-properties fo:text-align="end" style:justify-single-word="false"/>
      <style:text-properties officeooo:rsid="000d2fff" officeooo:paragraph-rsid="000d2fff"/>
    </style:style>
    <style:style style:name="P4" style:family="paragraph" style:parent-style-name="Text_20_body">
      <style:text-properties officeooo:paragraph-rsid="000d2fff"/>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Text_20_body">
      <style:text-properties officeooo:rsid="001800ee" officeooo:paragraph-rsid="001800ee"/>
    </style:style>
    <style:style style:name="P8" style:family="paragraph" style:parent-style-name="Text_20_body">
      <style:paragraph-properties fo:text-align="end" style:justify-single-word="false"/>
      <style:text-properties officeooo:rsid="00123dd8" officeooo:paragraph-rsid="00123dd8"/>
    </style:style>
    <style:style style:name="P9" style:family="paragraph" style:parent-style-name="Text_20_body">
      <style:text-properties fo:color="#c9211e" loext:opacity="100%" officeooo:rsid="000d2fff" officeooo:paragraph-rsid="000d2fff"/>
    </style:style>
    <style:style style:name="P10" style:family="paragraph" style:parent-style-name="Title">
      <style:text-properties officeooo:rsid="001a7021" officeooo:paragraph-rsid="001a7021"/>
    </style:style>
    <style:style style:name="P11" style:family="paragraph" style:parent-style-name="Text_20_body">
      <style:text-properties officeooo:rsid="001a7021" officeooo:paragraph-rsid="001a7021"/>
    </style:style>
    <style:style style:name="P12" style:family="paragraph" style:parent-style-name="Text_20_body">
      <style:text-properties officeooo:paragraph-rsid="000dff19"/>
    </style:style>
    <style:style style:name="P13" style:family="paragraph" style:parent-style-name="Text_20_body">
      <style:text-properties officeooo:rsid="00156fab" officeooo:paragraph-rsid="001469f9"/>
    </style:style>
    <style:style style:name="P14" style:family="paragraph" style:parent-style-name="Text_20_body">
      <style:text-properties style:use-window-font-color="true" loext:opacity="0%" officeooo:paragraph-rsid="001800ee"/>
    </style:style>
    <style:style style:name="P15" style:family="paragraph" style:parent-style-name="Text_20_body">
      <style:text-properties officeooo:rsid="001e8301" officeooo:paragraph-rsid="001e8301"/>
    </style:style>
    <style:style style:name="P16" style:family="paragraph" style:parent-style-name="Text_20_body">
      <style:text-properties officeooo:rsid="00205cc3" officeooo:paragraph-rsid="00205cc3"/>
    </style:style>
    <style:style style:name="P17" style:family="paragraph" style:parent-style-name="Text_20_body">
      <style:text-properties officeooo:paragraph-rsid="00205cc3"/>
    </style:style>
    <style:style style:name="P18" style:family="paragraph" style:parent-style-name="Text_20_body">
      <style:text-properties officeooo:rsid="00160e00" officeooo:paragraph-rsid="00160e00"/>
    </style:style>
    <style:style style:name="P19" style:family="paragraph" style:parent-style-name="Text_20_body">
      <style:text-properties officeooo:rsid="00226973" officeooo:paragraph-rsid="00253d4b"/>
    </style:style>
    <style:style style:name="P20" style:family="paragraph" style:parent-style-name="Text_20_body">
      <style:text-properties officeooo:rsid="0029cdd6" officeooo:paragraph-rsid="0029cdd6"/>
    </style:style>
    <style:style style:name="P21" style:family="paragraph" style:parent-style-name="Text_20_body">
      <style:text-properties officeooo:rsid="002af802" officeooo:paragraph-rsid="002af802"/>
    </style:style>
    <style:style style:name="P22" style:family="paragraph" style:parent-style-name="Text_20_body">
      <style:text-properties officeooo:rsid="002bc8c4" officeooo:paragraph-rsid="002bc8c4"/>
    </style:style>
    <style:style style:name="P23" style:family="paragraph" style:parent-style-name="Heading_20_1">
      <style:paragraph-properties fo:break-before="page"/>
      <style:text-properties officeooo:rsid="000d2fff" officeooo:paragraph-rsid="000d2fff"/>
    </style:style>
    <style:style style:name="P24" style:family="paragraph" style:parent-style-name="Heading_20_1">
      <style:paragraph-properties fo:break-before="page"/>
      <style:text-properties officeooo:rsid="001a7021" officeooo:paragraph-rsid="001a7021"/>
    </style:style>
    <style:style style:name="P25" style:family="paragraph" style:parent-style-name="Heading_20_1">
      <style:paragraph-properties fo:break-before="page"/>
      <style:text-properties officeooo:rsid="001800ee" officeooo:paragraph-rsid="001800ee"/>
    </style:style>
    <style:style style:name="P26" style:family="paragraph" style:parent-style-name="Text_20_body" style:list-style-name=""/>
    <style:style style:name="P27" style:family="paragraph" style:parent-style-name="Text_20_body" style:list-style-name="L1">
      <style:text-properties officeooo:rsid="0029cdd6" officeooo:paragraph-rsid="0029cdd6"/>
    </style:style>
    <style:style style:name="T1" style:family="text">
      <style:text-properties officeooo:rsid="001800ee"/>
    </style:style>
    <style:style style:name="T2" style:family="text">
      <style:text-properties officeooo:rsid="001a7021"/>
    </style:style>
    <style:style style:name="T3" style:family="text">
      <style:text-properties officeooo:rsid="001aae38"/>
    </style:style>
    <style:style style:name="T4" style:family="text">
      <style:text-properties officeooo:rsid="001ca312"/>
    </style:style>
    <style:style style:name="T5" style:family="text">
      <style:text-properties officeooo:rsid="00205cc3"/>
    </style:style>
    <style:style style:name="T6" style:family="text">
      <style:text-properties officeooo:rsid="002231e4"/>
    </style:style>
    <style:style style:name="T7" style:family="text">
      <style:text-properties officeooo:rsid="00238181"/>
    </style:style>
    <style:style style:name="T8" style:family="text">
      <style:text-properties style:font-name="Liberation Mono"/>
    </style:style>
    <style:style style:name="T9" style:family="text">
      <style:text-properties style:font-name="Liberation Seri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oe zou een implementatie van spotitube eruitzien met spring?</text:p>
      <text:p text:style-name="P1">By Dani Botland (1617442)</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Datum:</text:p>
      <text:p text:style-name="P8">Vak: OOSE-DEA</text:p>
      <text:p text:style-name="P3">Docent: Meron Brouwer</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6"><text:a xlink:type="simple" xlink:href="#__RefHeading___Toc156_1977826273" text:style-name="Index_20_Link" text:visited-style-name="Index_20_Link">Inleiding<text:tab/>3</text:a></text:p>
          <text:p text:style-name="P6"><text:a xlink:type="simple" xlink:href="#__RefHeading___Toc158_1977826273" text:style-name="Index_20_Link" text:visited-style-name="Index_20_Link">Wat is Spring?<text:tab/>4</text:a></text:p>
          <text:p text:style-name="P6"><text:a xlink:type="simple" xlink:href="#__RefHeading___Toc180_1977826273" text:style-name="Index_20_Link" text:visited-style-name="Index_20_Link">Hoe werkt springboot<text:tab/>5</text:a></text:p>
          <text:p text:style-name="P6"><text:a xlink:type="simple" xlink:href="#__RefHeading___Toc182_1977826273" text:style-name="Index_20_Link" text:visited-style-name="Index_20_Link">Welke features bied Spring<text:tab/>6</text:a></text:p>
          <text:p text:style-name="P6"><text:a xlink:type="simple" xlink:href="#__RefHeading___Toc184_1977826273" text:style-name="Index_20_Link" text:visited-style-name="Index_20_Link">Hoe bouw je een restful service in spring?<text:tab/>7</text:a></text:p>
          <text:p text:style-name="P6"><text:a xlink:type="simple" xlink:href="#__RefHeading___Toc186_1977826273" text:style-name="Index_20_Link" text:visited-style-name="Index_20_Link">Conclusie<text:tab/>8</text:a></text:p>
          <text:p text:style-name="P6"><text:a xlink:type="simple" xlink:href="#__RefHeading___Toc9326_2892281506" text:style-name="Index_20_Link" text:visited-style-name="Index_20_Link">Bronnen<text:tab/>9</text:a></text:p>
        </text:index-body>
      </text:table-of-content>
      <text:p text:style-name="P4"/>
      <text:h text:style-name="P23" text:outline-level="1"><text:bookmark-start text:name="__RefHeading___Toc156_1977826273"/>Inleiding<text:bookmark-end text:name="__RefHeading___Toc156_1977826273"/></text:h>
      <text:p text:style-name="P9">// <text:span text:style-name="T1">inleiding volgt nog</text:span></text:p>
      <text:h text:style-name="P23" text:outline-level="1"><text:bookmark-start text:name="__RefHeading___Toc158_1977826273"/>Wat is <text:span text:style-name="T2">Spring?</text:span><text:bookmark-end text:name="__RefHeading___Toc158_1977826273"/></text:h>
      <text:p text:style-name="P11">Spring is een <text:span text:style-name="T3">open source applicatie framework voor het bouwen van Java applicaties. Het is gebouwd op het Java EE platform, met het doel om een modulaire en flexibele aanpak tot development te bieden. </text:span><text:span text:style-name="T4">Het bied een infrastructuur voor het bouwen van applicatie, waarbij developers zich alleen zorgen hoeven te maken over de business logica van de applicatie.</text:span></text:p>
      <text:p text:style-name="P11"/>
      <text:p text:style-name="P11">https://spring.io/projects/spring-framework</text:p>
      <text:h text:style-name="P26" text:outline-level="1"/>
      <text:h text:style-name="P24" text:outline-level="1"><text:bookmark-start text:name="__RefHeading___Toc180_1977826273"/>Hoe werkt springboot<text:bookmark-end text:name="__RefHeading___Toc180_1977826273"/></text:h>
      <text:p text:style-name="P19">Net als elke andere Java applicatie start spring boot met de main method, in dit geval heet deze methode ‘run’ (SpringApplication.run()). Vanaf hier wordt gezocht naar de class met de @Configuration annotatie, welke de individuele beans roept in de classpath. Nadat de beans zijn aangemaakt gaan alle requests nar de dispatcher servlet, welke de requests over de gepaste controllers verpreid.</text:p>
      <text:p text:style-name="P19">Spring heeft een gelaagde architectuur, bestaande uit vier lagen: presentation, business, persistence, en de data laag. De presentatie laag accepteert de HTTP requests, authenticeert (zo nodig) en stuurt de vertaalde JSON door naar de business laag. De business laag is verantwoordelijk voor het uitvoeren van de business logica, <text:span text:style-name="T7">eventueel verdere authenticatie en validatie wordt hier ook gedaan. De business laag verkrijgt de data die het gebruikt via de persistence laag, wat de business objecten vertaald naar db regels en vice versa. Als laatste heb je de data laag, wat gewoon de database is.</text:span></text:p>
      <text:p text:style-name="P12"/>
      <text:p text:style-name="P12">https://www.geeksforgeeks.org/how-spring-boot-application-works-internally/</text:p>
      <text:h text:style-name="P24" text:outline-level="1"><text:bookmark-start text:name="__RefHeading___Toc182_1977826273"/>Welke features bied Spring<text:bookmark-end text:name="__RefHeading___Toc182_1977826273"/></text:h>
      <text:p text:style-name="P15">Spring biedt een aantal features om het makkelijker te maken om modulaire en felibele applicaties te bouwen. Als eerste is er geen sprake van code generatie en geen XML configuratie nodig, <text:span text:style-name="T5">wat het makkelijk maakt om te beginnen met een nieuwe applicatie zonder al te veel gedoe voordat je begint.</text:span></text:p>
      <text:p text:style-name="P16">Een ander handigheidje van spring is de embedded web server, zoals tomcat, jetty of undertow. Hiermee is het niet nodig om war bestanden te deployen en kan je dus gewoon je applicatie direct runnen. Dit komt boven op de ‘starter’ dependencies die het biedt, deze dependencies bevatten alles dat je nodig hebt voor veel voorkomende use cases, als een REST-api.</text:p>
      <text:p text:style-name="P17"><text:span text:style-name="T5">Verder zijn er </text:span><text:span text:style-name="T6">production ready features als metrics, healtth checks en external configuratie beschikbaar. Externe configuratie is ideaal voor als je waardes gebruikt die je niet in de code base wilt hebben, zoals de een db wachtwoord of een encryptie sleutel. Metrics en health checks zijn weer ideaal voor het opsporen van bottle necks in productie om te kijken naar verbeteringen die moeten worden doorgevoerd.</text:span></text:p>
      <text:p text:style-name="P13"/>
      <text:p text:style-name="P13"/>
      <text:p text:style-name="P13">https://spring.io/projects/spring-boot</text:p>
      <text:p text:style-name="P13"/>
      <text:h text:style-name="P24" text:outline-level="1"><text:bookmark-start text:name="__RefHeading___Toc184_1977826273"/>Hoe bouw je een restful service in spring?<text:bookmark-end text:name="__RefHeading___Toc184_1977826273"/></text:h>
      <text:p text:style-name="P20">Het bouwen van een nieuwe Spring applicatie begint bij de initializer, ik heb gekozen voor de initializer in VSC. Deze genereert het begin van een project aan de hand van:</text:p>
      <text:list text:style-name="L1">
        <text:list-item>
          <text:p text:style-name="P27">project type (maven)</text:p>
        </text:list-item>
        <text:list-item>
          <text:p text:style-name="P27">taal (Java)</text:p>
        </text:list-item>
        <text:list-item>
          <text:p text:style-name="P27">spring boot versie (3.3.5)</text:p>
        </text:list-item>
        <text:list-item>
          <text:p text:style-name="P27">naam (groupID en artifactID)</text:p>
        </text:list-item>
        <text:list-item>
          <text:p text:style-name="P27">packaging (jar)</text:p>
        </text:list-item>
        <text:list-item>
          <text:p text:style-name="P27">Java versie (17)</text:p>
        </text:list-item>
      </text:list>
      <text:p text:style-name="P20">Je kan ook alvast een aantal starter dependencies kiezen, zoals spring web, waardoor ik zelf bijna niet aan de pom.xml hoef te zitten.</text:p>
      <text:p text:style-name="P20"/>
      <text:p text:style-name="P21">Voor een minimale REST-service met alleen een health resource heb je twee java classes nodig, de application (SpotitubeApplication.java) en de controller (HelloController.java).</text:p>
      <text:p text:style-name="P21"/>
      <text:p text:style-name="P21">De application class bevat twee methodes, the main method en de commandLineRunner. De main functie start de applicatie met door de functie <text:span text:style-name="T8">SpringApplication.run(SpotitubeApplication.class, args) </text:span><text:span text:style-name="T9">te roepen. En dit draait in principe de hele applicatie. De twee methode is de commandLineRunner, deze haalt alle beans op, sorteert deze en print ze uit, deze methode is meer een quality of life iets als developer, maar is niet nodig om de applicatie te runnen.</text:span></text:p>
      <text:p text:style-name="P21"><text:span text:style-name="T9"/></text:p>
      <text:p text:style-name="P22"><text:span text:style-name="T9">De controller is waar je als developer het meeste mee bezig zult zijn. Wat je het eerste opvalt zijn de annotaties, de </text:span><text:span text:style-name="T8">@RestController</text:span><text:span text:style-name="T9"> zorgt ervoor dat deze classe web Requests kan ontvangen en handelen. Dan de </text:span><text:span text:style-name="T8">@GetMapping(“/”)</text:span><text:span text:style-name="T9"> annotatie mapped het pad ‘/’ naar de methode waaraan het gekoppeld zit (in dit geval index()).</text:span></text:p>
      <text:p text:style-name="P18"/>
      <text:p text:style-name="P18">https://spring.io/guides/gs/spring-boot</text:p>
      <text:h text:style-name="P25" text:outline-level="1"><text:bookmark-start text:name="__RefHeading___Toc186_1977826273"/>Conclusie<text:bookmark-end text:name="__RefHeading___Toc186_1977826273"/></text:h>
      <text:p text:style-name="P7"/>
      <text:h text:style-name="P25" text:outline-level="1"><text:bookmark-start text:name="__RefHeading___Toc9326_2892281506"/>Bronnen<text:bookmark-end text:name="__RefHeading___Toc9326_2892281506"/></text:h>
      <text:p text:style-name="P14">https://spring.io/why-sp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3:27:35.130614907</meta:creation-date>
    <meta:generator>LibreOffice/24.2.7.2$Linux_X86_64 LibreOffice_project/420$Build-2</meta:generator>
    <dc:date>2024-12-04T14:39:13.794264657</dc:date>
    <meta:editing-duration>P3DT6H57M57S</meta:editing-duration>
    <meta:editing-cycles>13</meta:editing-cycles>
    <meta:print-date>2024-09-25T00:11:23.920146073</meta:print-date>
    <meta:printed-by>PDF files</meta:printed-by>
    <meta:document-statistic meta:table-count="0" meta:image-count="0" meta:object-count="0" meta:page-count="9" meta:paragraph-count="43" meta:word-count="689" meta:character-count="4455" meta:non-whitespace-character-count="3815"/>
  </office:meta>
</office:document-meta>
</file>